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E000000BB4492B1C5FE24A7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7.724cm" fo:min-width="24.838cm"/>
    </style:style>
    <style:style style:name="gr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2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5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3.0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0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11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4.8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3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4.9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Courier New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0pt"/>
    </style:style>
    <style:style style:name="T5" style:family="text">
      <style:text-properties style:font-name="Courier New" fo:font-size="10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0pt" style:font-size-asian="18pt" style:font-size-complex="18pt"/>
    </style:style>
    <style:style style:name="T7" style:family="text">
      <style:text-properties style:font-name="Courier New1" fo:font-size="10pt" style:font-name-asian="Courier New1" style:font-size-asian="18pt" style:font-name-complex="Courier New1" style:font-size-complex="18pt"/>
    </style:style>
    <style:style style:name="T8" style:family="text">
      <style:text-properties style:font-name="Courier New" fo:font-size="10pt" style:font-name-asian="Courier New1" style:font-size-asian="18pt" style:font-name-complex="Courier New1" style:font-size-complex="18pt"/>
    </style:style>
    <style:style style:name="T9" style:family="text">
      <style:text-properties style:font-name="Courier New" fo:font-size="10pt" fo:font-weight="bold" style:font-name-asian="Courier New1" style:font-size-asian="18pt" style:font-weight-asian="bold" style:font-name-complex="Courier New1" style:font-size-complex="18pt" style:font-weight-complex="bold"/>
    </style:style>
    <style:style style:name="T10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8.836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6cm" svg:height="1.325cm" svg:x="1.558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048cm" svg:height="1.018cm" svg:x="9.01cm" svg:y="1.2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4" draw:text-style-name="P4" draw:layer="layout" svg:width="2.692cm" svg:height="1.722cm" svg:x="0.282cm" svg:y="0.416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5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4" draw:layer="layout" svg:width="1.278cm" svg:height="0.818cm" svg:x="1.103cm" svg:y="2.748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2.146cm 2.90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2.406cm" svg:height="0.725cm" svg:x="1.912cm" svg:y="3.348cm">
          <draw:text-box>
            <text:p text:style-name="P5"><text:span text:style-name="T2">grm_files</text:span></text:p>
          </draw:text-box>
        </draw:frame>
        <draw:custom-shape draw:style-name="gr8" draw:text-style-name="P2" draw:layer="layout" svg:width="3.685cm" svg:height="1.325cm" svg:x="5.0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4.642cm" svg:y="2.749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5.685cm 2.90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6" draw:layer="layout" svg:width="3.556cm" svg:height="0.725cm" svg:x="5.112cm" svg:y="3.347cm">
          <draw:text-box>
            <text:p text:style-name="P5"><text:span text:style-name="T2">null_model_files</text:span></text:p>
          </draw:text-box>
        </draw:frame>
        <draw:custom-shape draw:style-name="gr10" draw:text-style-name="P2" draw:layer="layout" svg:width="2.213cm" svg:height="1.325cm" svg:x="23.4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23.02cm" svg:y="2.751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24.063cm 2.90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1.598cm" svg:height="0.725cm" svg:x="24.012cm" svg:y="3.349cm">
          <draw:text-box>
            <text:p text:style-name="P5"><text:span text:style-name="T2">other</text:span></text:p>
          </draw:text-box>
        </draw:frame>
        <draw:custom-shape draw:style-name="gr11" draw:text-style-name="P2" draw:layer="layout" svg:width="5.461cm" svg:height="1.325cm" svg:x="16.5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16.181cm" svg:y="2.75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17.224cm 2.90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" draw:layer="layout" svg:width="5.468cm" svg:height="1.589cm" svg:x="16.552cm" svg:y="3.548cm">
          <draw:text-box>
            <text:p text:style-name="P5"><text:span text:style-name="T3">association_analysis_results</text:span></text:p>
            <text:p text:style-name="P5"><text:span text:style-name="T2"/></text:p>
          </draw:text-box>
        </draw:frame>
        <draw:custom-shape draw:style-name="gr13" draw:text-style-name="P2" draw:layer="layout" svg:width="5.626cm" svg:height="1.325cm" svg:x="9.66cm" svg:y="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9.282cm" svg:y="2.751cm">
            <draw:image xlink:href="Pictures/100002010000010E000000BB4492B1C5FE24A74F.png" xlink:type="simple" xlink:show="embed" xlink:actuate="onLoad">
              <text:p/>
            </draw:image>
          </draw:frame>
          <draw:custom-shape draw:style-name="gr6" draw:text-style-name="P2" draw:layer="layout" svg:width="0.482cm" svg:height="0.818cm" draw:transform="rotate (-0.153763507100701) translate (10.325cm 2.909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6" draw:layer="layout" svg:width="5.379cm" svg:height="1.673cm" svg:x="9.853cm" svg:y="3.449cm">
          <draw:text-box>
            <text:p text:style-name="P5"><text:span text:style-name="T2">chunked_imputation_files</text:span></text:p>
            <text:p text:style-name="P5"><text:span text:style-name="T2"/></text:p>
          </draw:text-box>
        </draw:frame>
        <draw:frame draw:style-name="gr15" draw:text-style-name="P8" draw:layer="layout" svg:width="4.826cm" svg:height="3.147cm" svg:x="0.462cm" svg:y="3.873cm">
          <draw:text-box>
            <text:p text:style-name="P7"><text:span text:style-name="T4"/></text:p>
            <text:p text:style-name="P7"><text:span text:style-name="T5">GenerateGRM:true</text:span></text:p>
            <text:p text:style-name="P7"><text:span text:style-name="T6"/></text:p>
            <text:p text:style-name="P7"><text:span text:style-name="T7">*.sparseSigma.mtx</text:span></text:p>
            <text:p text:style-name="P7"><text:span text:style-name="T7">*.sparseGRM.mtx</text:span></text:p>
            <text:p text:style-name="P7"><text:span text:style-name="T7">*.sampleIDs.txt</text:span></text:p>
            <text:p text:style-name="P7"><text:span text:style-name="T7"/></text:p>
          </draw:text-box>
        </draw:frame>
        <draw:line draw:style-name="gr16" draw:text-style-name="P9" draw:layer="layout" svg:x1="1.27cm" svg:y1="4.888cm" svg:x2="4.572cm" svg:y2="4.888cm">
          <text:p/>
        </draw:line>
        <draw:frame draw:style-name="gr15" draw:text-style-name="P8" draw:layer="layout" svg:width="4.826cm" svg:height="3.147cm" svg:x="4.562cm" svg:y="3.874cm">
          <draw:text-box>
            <text:p text:style-name="P7"><text:span text:style-name="T4"/></text:p>
            <text:p text:style-name="P7"><text:span text:style-name="T5">GenerateNull:true</text:span></text:p>
            <text:p text:style-name="P7"><text:span text:style-name="T6"/></text:p>
            <text:p text:style-name="P7"><text:span text:style-name="T7">*.rda</text:span></text:p>
            <text:p text:style-name="P7"><text:span text:style-name="T7">*.varianceRatio.txt</text:span></text:p>
            <text:p text:style-name="P7"><text:span text:style-name="T7"/></text:p>
          </draw:text-box>
        </draw:frame>
        <draw:line draw:style-name="gr16" draw:text-style-name="P9" draw:layer="layout" svg:x1="5.18cm" svg:y1="4.888cm" svg:x2="8.772cm" svg:y2="4.888cm">
          <text:p/>
        </draw:line>
        <draw:frame draw:style-name="gr15" draw:text-style-name="P8" draw:layer="layout" svg:width="7.204cm" svg:height="6.217cm" svg:x="15.662cm" svg:y="3.875cm">
          <draw:text-box>
            <text:p text:style-name="P7"><text:span text:style-name="T4"/></text:p>
            <text:p text:style-name="P7"><text:span text:style-name="T5">GenerateAssociations:true</text:span></text:p>
            <text:p text:style-name="P7"><text:span text:style-name="T8"/></text:p>
            <text:p text:style-name="P7"><text:span text:style-name="T8">*allChromosomeResultsMerged.txt</text:span></text:p>
            <text:p text:style-name="P7"><text:span text:style-name="T8"/></text:p>
            <text:p text:style-name="P7"><text:span text:style-name="T9">GenerateResults:true</text:span></text:p>
            <text:p text:style-name="P7"><text:span text:style-name="T8"/></text:p>
            <text:p text:style-name="P7"><text:span text:style-name="T8">*allSNPs_noFiltering.txt.gz</text:span></text:p>
            <text:p text:style-name="P7"><text:span text:style-name="T8">*commonSNPs_cleaned.txt.gz</text:span></text:p>
            <text:p text:style-name="P7"><text:span text:style-name="T8">*rareSNPs_cleaned.txt.gz</text:span></text:p>
            <text:p text:style-name="P7"><text:span text:style-name="T8">*finalGWASresults.pdf</text:span></text:p>
            <text:p text:style-name="P7"><text:span text:style-name="T8">*.png (x4)</text:span></text:p>
            <text:p text:style-name="P7"><text:span text:style-name="T8">(2 qq-plots, 2 manhattan plots)</text:span></text:p>
            <text:p text:style-name="P7"><text:span text:style-name="T8"/></text:p>
            <text:p text:style-name="P7"><text:span text:style-name="T7"/></text:p>
          </draw:text-box>
        </draw:frame>
        <draw:line draw:style-name="gr16" draw:text-style-name="P9" draw:layer="layout" svg:x1="16.58cm" svg:y1="4.857cm" svg:x2="21.95cm" svg:y2="4.857cm">
          <text:p/>
        </draw:line>
        <draw:line draw:style-name="gr16" draw:text-style-name="P9" draw:layer="layout" svg:x1="17.08cm" svg:y1="6.457cm" svg:x2="21.434cm" svg:y2="6.457cm">
          <text:p/>
        </draw:line>
        <draw:frame draw:style-name="gr17" draw:text-style-name="P8" draw:layer="layout" svg:width="6.858cm" svg:height="3.829cm" svg:x="9.144cm" svg:y="3.875cm">
          <draw:text-box>
            <text:p text:style-name="P7"><text:span text:style-name="T10"/></text:p>
            <text:p text:style-name="P7"><text:span text:style-name="T5">SkipChunking:false &amp;</text:span></text:p>
            <text:p text:style-name="P7"><text:span text:style-name="T5">SaveChunks:true</text:span></text:p>
            <text:p text:style-name="P7"><text:span text:style-name="T6"/></text:p>
            <text:p text:style-name="P7"><text:span text:style-name="T7">*.chunkedImputationQueue.txt</text:span></text:p>
            <text:p text:style-name="P7"><text:span text:style-name="T7">*.vcf.gz (x #chunks)</text:span></text:p>
            <text:p text:style-name="P7"><text:span text:style-name="T7">*.vcf.gz.tbi (x #chunks)</text:span></text:p>
            <text:p text:style-name="P7"><text:span text:style-name="T7"/></text:p>
          </draw:text-box>
        </draw:frame>
        <draw:line draw:style-name="gr16" draw:text-style-name="P9" draw:layer="layout" svg:x1="9.38cm" svg:y1="5.361cm" svg:x2="15.262cm" svg:y2="5.334cm">
          <text:p/>
        </draw:line>
        <draw:frame draw:style-name="gr15" draw:text-style-name="P8" draw:layer="layout" svg:width="4.826cm" svg:height="3.147cm" svg:x="22.22cm" svg:y="3.864cm">
          <draw:text-box>
            <text:p text:style-name="P7"><text:span text:style-name="T4"/></text:p>
            <text:p text:style-name="P7"><text:span text:style-name="T5">Always generated</text:span></text:p>
            <text:p text:style-name="P7"><text:span text:style-name="T6"/></text:p>
            <text:p text:style-name="P7"><text:span text:style-name="T7">*.log</text:span></text:p>
            <text:p text:style-name="P7"><text:span text:style-name="T7"/></text:p>
          </draw:text-box>
        </draw:frame>
        <draw:line draw:style-name="gr16" draw:text-style-name="P9" draw:layer="layout" svg:x1="22.78cm" svg:y1="4.857cm" svg:x2="26.67cm" svg:y2="4.857cm">
          <text:p/>
        </draw:lin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1:59:19.715109809</meta:creation-date>
    <dc:date>2021-01-28T22:53:23.861851353</dc:date>
    <meta:editing-duration>PT20M26S</meta:editing-duration>
    <meta:editing-cycles>12</meta:editing-cycles>
    <meta:generator>LibreOffice/6.0.7.3$Linux_X86_64 LibreOffice_project/00m0$Build-3</meta:generator>
    <meta:document-statistic meta:object-count="64"/>
  </office:meta>
</office:document-meta>
</file>